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aae0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3dc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d81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047d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157f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a394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c475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f64b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24ff4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38679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5319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56da4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7aae07" officeooo:paragraph-rsid="007aae07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7b3dc0" officeooo:paragraph-rsid="007b3dc0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7f0b3c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7bd817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047df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2b1ae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753a3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a3940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047df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157fc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2b1ae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53190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753a3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2b1ae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753a3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a3940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853190" officeooo:paragraph-rsid="00853190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586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8f959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753a3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a3940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953199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88f959" officeooo:paragraph-rsid="0088f959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73f05d" officeooo:paragraph-rsid="008753a3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c475c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f64bd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924ff4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938679" officeooo:paragraph-rsid="00938679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953199" officeooo:paragraph-rsid="00953199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956da4" officeooo:paragraph-rsid="00956da4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officeooo:paragraph-rsid="00469e73"/>
    </style:style>
    <style:style style:name="P165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66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204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953199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215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16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217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218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1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22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22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22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22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22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2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22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2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2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229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230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231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32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33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34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235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236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237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238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239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240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241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242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243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244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245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246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247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248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49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50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51" style:family="paragraph" style:parent-style-name="Standard">
      <style:paragraph-properties fo:text-align="start" style:justify-single-word="false"/>
      <style:text-properties fo:font-size="12pt" fo:font-weight="normal" officeooo:rsid="00953199" officeooo:paragraph-rsid="00956da4" style:font-size-asian="10.5pt" style:font-weight-asian="normal" style:font-size-complex="12pt" style:font-weight-complex="normal"/>
    </style:style>
    <style:style style:name="P252" style:family="paragraph" style:parent-style-name="Standard">
      <style:paragraph-properties fo:text-align="start" style:justify-single-word="false"/>
      <style:text-properties fo:font-size="12pt" fo:font-weight="normal" officeooo:rsid="00956da4" officeooo:paragraph-rsid="0096b451" style:font-size-asian="10.5pt" style:font-weight-asian="normal" style:font-size-complex="12pt" style:font-weight-complex="normal"/>
    </style:style>
    <style:style style:name="P253" style:family="paragraph" style:parent-style-name="Standard">
      <style:paragraph-properties fo:text-align="start" style:justify-single-word="false"/>
      <style:text-properties fo:font-size="12pt" fo:font-weight="normal" officeooo:rsid="0096b451" officeooo:paragraph-rsid="0096b451" style:font-size-asian="10.5pt" style:font-weight-asian="normal" style:font-size-complex="12pt" style:font-weight-complex="normal"/>
    </style:style>
    <style:style style:name="P254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6b451" style:font-size-asian="10.5pt" style:font-weight-asian="bold" style:font-size-complex="12pt" style:font-weight-complex="bold"/>
    </style:style>
    <style:style style:name="P255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weight="normal" officeooo:rsid="008c475c" style:font-weight-asian="normal" style:font-weight-complex="normal"/>
    </style:style>
    <style:style style:name="T21" style:family="text">
      <style:text-properties fo:font-weight="normal" officeooo:rsid="00924ff4" style:font-weight-asian="normal" style:font-weight-complex="normal"/>
    </style:style>
    <style:style style:name="T22" style:family="text">
      <style:text-properties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9" style:family="text">
      <style:text-properties fo:font-size="12pt" style:font-size-asian="10.5pt" style:font-size-complex="12pt"/>
    </style:style>
    <style:style style:name="T30" style:family="text">
      <style:text-properties fo:font-size="12pt" officeooo:rsid="002b3e77" style:font-size-asian="10.5pt" style:font-size-complex="12pt"/>
    </style:style>
    <style:style style:name="T31" style:family="text">
      <style:text-properties fo:font-size="12pt" officeooo:rsid="00486edb" style:font-size-asian="10.5pt" style:font-size-complex="12pt"/>
    </style:style>
    <style:style style:name="T32" style:family="text">
      <style:text-properties fo:font-size="12pt" officeooo:rsid="00335337" style:font-size-asian="10.5pt" style:font-size-complex="12pt"/>
    </style:style>
    <style:style style:name="T33" style:family="text">
      <style:text-properties fo:font-size="12pt" officeooo:rsid="002b0c67" style:font-size-asian="10.5pt" style:font-size-complex="12pt"/>
    </style:style>
    <style:style style:name="T34" style:family="text">
      <style:text-properties fo:font-size="12pt" officeooo:rsid="004a7bfc" style:font-size-asian="10.5pt" style:font-size-complex="12pt"/>
    </style:style>
    <style:style style:name="T35" style:family="text">
      <style:text-properties fo:font-size="12pt" officeooo:rsid="00527044" style:font-size-asian="10.5pt" style:font-size-complex="12pt"/>
    </style:style>
    <style:style style:name="T36" style:family="text">
      <style:text-properties fo:font-size="12pt" officeooo:rsid="00546cea" style:font-size-asian="10.5pt" style:font-size-complex="12pt"/>
    </style:style>
    <style:style style:name="T37" style:family="text">
      <style:text-properties fo:font-size="12pt" officeooo:rsid="0055bf67" style:font-size-asian="10.5pt" style:font-size-complex="12pt"/>
    </style:style>
    <style:style style:name="T38" style:family="text">
      <style:text-properties fo:font-size="12pt" officeooo:rsid="00591212" style:font-size-asian="10.5pt" style:font-size-complex="12pt"/>
    </style:style>
    <style:style style:name="T39" style:family="text">
      <style:text-properties fo:font-size="12pt" officeooo:rsid="00597b44" style:font-size-asian="10.5pt" style:font-size-complex="12pt"/>
    </style:style>
    <style:style style:name="T40" style:family="text">
      <style:text-properties fo:font-size="12pt" officeooo:rsid="0059c8de" style:font-size-asian="10.5pt" style:font-size-complex="12pt"/>
    </style:style>
    <style:style style:name="T41" style:family="text">
      <style:text-properties fo:font-size="12pt" officeooo:rsid="005b1080" style:font-size-asian="10.5pt" style:font-size-complex="12pt"/>
    </style:style>
    <style:style style:name="T42" style:family="text">
      <style:text-properties fo:font-size="12pt" officeooo:rsid="005c2d08" style:font-size-asian="10.5pt" style:font-size-complex="12pt"/>
    </style:style>
    <style:style style:name="T43" style:family="text">
      <style:text-properties fo:font-size="12pt" officeooo:rsid="005cf306" style:font-size-asian="10.5pt" style:font-size-complex="12pt"/>
    </style:style>
    <style:style style:name="T44" style:family="text">
      <style:text-properties fo:font-size="12pt" officeooo:rsid="00619e73" style:font-size-asian="10.5pt" style:font-size-complex="12pt"/>
    </style:style>
    <style:style style:name="T45" style:family="text">
      <style:text-properties fo:font-size="12pt" officeooo:rsid="00637d9f" style:font-size-asian="10.5pt" style:font-size-complex="12pt"/>
    </style:style>
    <style:style style:name="T46" style:family="text">
      <style:text-properties fo:font-size="12pt" officeooo:rsid="0066a172" style:font-size-asian="10.5pt" style:font-size-complex="12pt"/>
    </style:style>
    <style:style style:name="T47" style:family="text">
      <style:text-properties fo:font-size="12pt" officeooo:rsid="00683a17" style:font-size-asian="10.5pt" style:font-size-complex="12pt"/>
    </style:style>
    <style:style style:name="T48" style:family="text">
      <style:text-properties fo:font-size="12pt" officeooo:rsid="006a0d89" style:font-size-asian="10.5pt" style:font-size-complex="12pt"/>
    </style:style>
    <style:style style:name="T49" style:family="text">
      <style:text-properties fo:font-size="12pt" officeooo:rsid="006a4e42" style:font-size-asian="10.5pt" style:font-size-complex="12pt"/>
    </style:style>
    <style:style style:name="T50" style:family="text">
      <style:text-properties fo:font-size="12pt" officeooo:rsid="006dcc14" style:font-size-asian="10.5pt" style:font-size-complex="12pt"/>
    </style:style>
    <style:style style:name="T51" style:family="text">
      <style:text-properties fo:font-size="12pt" officeooo:rsid="006ed683" style:font-size-asian="10.5pt" style:font-size-complex="12pt"/>
    </style:style>
    <style:style style:name="T52" style:family="text">
      <style:text-properties style:font-name="Liberation Serif"/>
    </style:style>
    <style:style style:name="T53" style:family="text">
      <style:text-properties style:font-name="Liberation Serif" officeooo:rsid="00469e73"/>
    </style:style>
    <style:style style:name="T54" style:family="text">
      <style:text-properties style:font-name="Liberation Serif" officeooo:rsid="006dcc14"/>
    </style:style>
    <style:style style:name="T55" style:family="text">
      <style:text-properties officeooo:rsid="0046e4b3"/>
    </style:style>
    <style:style style:name="T56" style:family="text">
      <style:text-properties officeooo:rsid="00486edb"/>
    </style:style>
    <style:style style:name="T57" style:family="text">
      <style:text-properties officeooo:rsid="004a7bfc"/>
    </style:style>
    <style:style style:name="T58" style:family="text">
      <style:text-properties officeooo:rsid="004b7e53"/>
    </style:style>
    <style:style style:name="T59" style:family="text">
      <style:text-properties officeooo:rsid="005039e1"/>
    </style:style>
    <style:style style:name="T60" style:family="text">
      <style:text-properties officeooo:rsid="00527044"/>
    </style:style>
    <style:style style:name="T61" style:family="text">
      <style:text-properties officeooo:rsid="0054517a"/>
    </style:style>
    <style:style style:name="T62" style:family="text">
      <style:text-properties officeooo:rsid="00546cea"/>
    </style:style>
    <style:style style:name="T63" style:family="text">
      <style:text-properties officeooo:rsid="0055bf67"/>
    </style:style>
    <style:style style:name="T64" style:family="text">
      <style:text-properties officeooo:rsid="004c20d1"/>
    </style:style>
    <style:style style:name="T65" style:family="text">
      <style:text-properties officeooo:rsid="00591212"/>
    </style:style>
    <style:style style:name="T66" style:family="text">
      <style:text-properties officeooo:rsid="005b1080"/>
    </style:style>
    <style:style style:name="T67" style:family="text">
      <style:text-properties officeooo:rsid="005c2d08"/>
    </style:style>
    <style:style style:name="T68" style:family="text">
      <style:text-properties officeooo:rsid="005f2823"/>
    </style:style>
    <style:style style:name="T69" style:family="text">
      <style:text-properties officeooo:rsid="0059c8de"/>
    </style:style>
    <style:style style:name="T70" style:family="text">
      <style:text-properties officeooo:rsid="00638079"/>
    </style:style>
    <style:style style:name="T71" style:family="text">
      <style:text-properties officeooo:rsid="0066a172"/>
    </style:style>
    <style:style style:name="T72" style:family="text">
      <style:text-properties officeooo:rsid="006ed683"/>
    </style:style>
    <style:style style:name="T73" style:family="text">
      <style:text-properties officeooo:rsid="006dcc14"/>
    </style:style>
    <style:style style:name="T74" style:family="text">
      <style:text-properties officeooo:rsid="00709615"/>
    </style:style>
    <style:style style:name="T75" style:family="text">
      <style:text-properties officeooo:rsid="0071b84a"/>
    </style:style>
    <style:style style:name="T76" style:family="text">
      <style:text-properties officeooo:rsid="0072794f"/>
    </style:style>
    <style:style style:name="T77" style:family="text">
      <style:text-properties officeooo:rsid="0075d340"/>
    </style:style>
    <style:style style:name="T78" style:family="text">
      <style:text-properties officeooo:rsid="00773624"/>
    </style:style>
    <style:style style:name="T79" style:family="text">
      <style:text-properties officeooo:rsid="007930bb"/>
    </style:style>
    <style:style style:name="T80" style:family="text">
      <style:text-properties officeooo:rsid="007aae07"/>
    </style:style>
    <style:style style:name="T81" style:family="text">
      <style:text-properties officeooo:rsid="007b3dc0"/>
    </style:style>
    <style:style style:name="T82" style:family="text">
      <style:text-properties officeooo:rsid="007bd817"/>
    </style:style>
    <style:style style:name="T83" style:family="text">
      <style:text-properties officeooo:rsid="008047df"/>
    </style:style>
    <style:style style:name="T84" style:family="text">
      <style:text-properties officeooo:rsid="008157fc"/>
    </style:style>
    <style:style style:name="T85" style:family="text">
      <style:text-properties officeooo:rsid="0081c9a7"/>
    </style:style>
    <style:style style:name="T86" style:family="text">
      <style:text-properties officeooo:rsid="0082b1ae"/>
    </style:style>
    <style:style style:name="T87" style:family="text">
      <style:text-properties officeooo:rsid="00840774"/>
    </style:style>
    <style:style style:name="T88" style:family="text">
      <style:text-properties officeooo:rsid="00853190"/>
    </style:style>
    <style:style style:name="T89" style:family="text">
      <style:text-properties officeooo:rsid="0088f959"/>
    </style:style>
    <style:style style:name="T90" style:family="text">
      <style:text-properties officeooo:rsid="008a3940"/>
    </style:style>
    <style:style style:name="T91" style:family="text">
      <style:text-properties officeooo:rsid="008c475c"/>
    </style:style>
    <style:style style:name="T92" style:family="text">
      <style:text-properties officeooo:rsid="008f64bd"/>
    </style:style>
    <style:style style:name="T93" style:family="text">
      <style:text-properties officeooo:rsid="009100a0"/>
    </style:style>
    <style:style style:name="T94" style:family="text">
      <style:text-properties officeooo:rsid="00924ff4"/>
    </style:style>
    <style:style style:name="T95" style:family="text">
      <style:text-properties officeooo:rsid="00938679"/>
    </style:style>
    <style:style style:name="T96" style:family="text">
      <style:text-properties officeooo:rsid="00953199"/>
    </style:style>
    <style:style style:name="T97" style:family="text">
      <style:text-properties officeooo:rsid="008753a3"/>
    </style:style>
    <style:style style:name="T98" style:family="text">
      <style:text-properties officeooo:rsid="00956da4"/>
    </style:style>
    <style:style style:name="T99" style:family="text">
      <style:text-properties officeooo:rsid="0096b4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43"/>
      <text:p text:style-name="P43">Presentació assignatura</text:p>
      <text:p text:style-name="P53">Comentem web assignatura</text:p>
      <text:p text:style-name="P66">Comentem unitats </text:p>
      <text:list xml:id="list107243603573707637" text:style-name="L1">
        <text:list-item>
          <text:p text:style-name="P215"><text:a xlink:type="simple" xlink:href="https://paulinoposada.github.io/web_e/web_e_2425/documents/apunts/unitat_1_ley_ohm/e_apunts_ud_1_1_gs.pdf">1.1 Circuit elèctric</text:a></text:p>
        </text:list-item>
        <text:list-item>
          <text:p text:style-name="P215"><text:a xlink:type="simple" xlink:href="https://paulinoposada.github.io/web_e/web_e_2425/documents/apunts/unitat_1_ley_ohm/e_apunts_ud_1_2_gs.pdf">1.2 Llei d'ohm</text:a></text:p>
        </text:list-item>
        <text:list-item>
          <text:p text:style-name="P215"><text:a xlink:type="simple" xlink:href="https://paulinoposada.github.io/web_e/web_e_2425/documents/apunts/unitat_2_seguridad/e_apunts_ud_2_1_gs.pdf">2 Seguretat</text:a></text:p>
        </text:list-item>
        <text:list-item>
          <text:p text:style-name="P215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216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53"/>
      <text:p text:style-name="P53"/>
      <text:p text:style-name="P3">Di<text:span text:style-name="T3">jous</text:span><text:tab/><text:tab/><text:tab/><text:tab/>2<text:span text:style-name="T3">6</text:span>/09/2<text:span text:style-name="T1">4</text:span></text:p>
      <text:p text:style-name="P44"/>
      <text:p text:style-name="P54">Comentem </text:p>
      <text:list xml:id="list4013801230474216213" text:style-name="L2">
        <text:list-item>
          <text:p text:style-name="P217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234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217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67"/>
      <text:p text:style-name="P67"/>
      <text:p text:style-name="P4">Di<text:span text:style-name="T5">vendres</text:span><text:tab/><text:tab/><text:tab/>2<text:span text:style-name="T5">7</text:span>/09/2<text:span text:style-name="T1">4</text:span></text:p>
      <text:p text:style-name="P45"/>
      <text:p text:style-name="P55">Comentem </text:p>
      <text:list xml:id="list102431047512794" text:continue-numbering="true" text:style-name="L2">
        <text:list-item>
          <text:p text:style-name="P218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73"/>
      <text:p text:style-name="P73"/>
      <text:p text:style-name="P73"/>
      <text:p text:style-name="P73"/>
      <text:p text:style-name="P73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45"/>
      <text:p text:style-name="P68">Comentem <text:s/></text:p>
      <text:list xml:id="list102430831739436" text:continue-list="list107243603573707637" text:style-name="L1">
        <text:list-item>
          <text:p text:style-name="P219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220">Programa de simulació Cade Simu</text:p>
        </text:list-item>
      </text:list>
      <text:p text:style-name="P55"/>
      <text:p text:style-name="P55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45"/>
      <text:p text:style-name="P55">Comentem </text:p>
      <text:list xml:id="list1851285823837642468" text:style-name="L3">
        <text:list-item>
          <text:p text:style-name="P229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235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235">Baixem al taller i comentem connexió font d'alimentació de PC que utilitzarem per les pràctiques de cc.</text:p>
          <text:p text:style-name="P236"><text:s/></text:p>
        </text:list-item>
      </text:list>
      <text:p text:style-name="P68"/>
      <text:p text:style-name="P68"/>
      <text:p text:style-name="P204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45"/>
      <text:p text:style-name="P55">Comentem </text:p>
      <text:list xml:id="list102430826517230" text:continue-numbering="true" text:style-name="L3">
        <text:list-item>
          <text:p text:style-name="P243">Baixem al taller i feim practiques amb circuits pont.</text:p>
        </text:list-item>
      </text:list>
      <text:p text:style-name="P74"/>
      <text:p text:style-name="P74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46"/>
      <text:p text:style-name="P69">Comentem <text:s/></text:p>
      <text:list xml:id="list102430234331585" text:continue-list="list102430831739436" text:style-name="L1">
        <text:list-item>
          <text:p text:style-name="P221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221"/>
        </text:list-item>
      </text:list>
      <text:p text:style-name="P56"/>
      <text:p text:style-name="P56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46"/>
      <text:p text:style-name="P56">Comentem </text:p>
      <text:list xml:id="list5100051259489098354" text:style-name="L4">
        <text:list-item>
          <text:p text:style-name="P244">Comentem pràctica Wheatstone amb dos diodes, corrent per la diagonal en els següents casos: </text:p>
          <text:p text:style-name="P244">cas 1: potenciòmetre a màxima resistència </text:p>
          <text:p text:style-name="P244">cas 2: potenciòmetre a resistència igual a R3</text:p>
          <text:p text:style-name="P244">cas 3: potenciòmetrea a mínima resistència</text:p>
        </text:list-item>
        <text:list-item>
          <text:p text:style-name="P230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244"/>
          <text:p text:style-name="P237"><text:s/></text:p>
        </text:list-item>
      </text:list>
      <text:p text:style-name="P69"/>
      <text:p text:style-name="P69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46"/>
      <text:p text:style-name="P56">Comentem </text:p>
      <text:list xml:id="list102432035418931" text:continue-numbering="true" text:style-name="L4">
        <text:list-item>
          <text:p text:style-name="P230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75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47"/>
      <text:p text:style-name="P70">Comentem <text:s/></text:p>
      <text:list xml:id="list102431804472997" text:continue-list="list102430234331585" text:style-name="L1">
        <text:list-item>
          <text:p text:style-name="P222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222"/>
        </text:list-item>
      </text:list>
      <text:p text:style-name="P57"/>
      <text:p text:style-name="P57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47"/>
      <text:p text:style-name="P57">Comentem </text:p>
      <text:list xml:id="list4839692564845857489" text:style-name="L5">
        <text:list-item>
          <text:p text:style-name="P246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246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245"/>
          <text:p text:style-name="P238"><text:s/></text:p>
        </text:list-item>
      </text:list>
      <text:p text:style-name="P70"/>
      <text:p text:style-name="P70"/>
      <text:p text:style-name="P6"/>
      <text:p text:style-name="P205">Di<text:span text:style-name="T5">vendres</text:span><text:tab/><text:tab/><text:tab/><text:span text:style-name="T8">18</text:span>/<text:span text:style-name="T6">10</text:span>/2<text:span text:style-name="T1">4</text:span></text:p>
      <text:p text:style-name="P47"/>
      <text:p text:style-name="P57">Comentem </text:p>
      <text:list xml:id="list102431812091646" text:continue-numbering="true" text:style-name="L5">
        <text:list-item>
          <text:p text:style-name="P249">Comentem <text:a xlink:type="simple" xlink:href="https://paulinoposada.github.io/web_e/web_e_2425/documents/ta.pdf">tasca 5</text:a>.</text:p>
        </text:list-item>
        <text:list-item>
          <text:p text:style-name="P247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78"/>
      <text:p text:style-name="P78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48"/>
      <text:p text:style-name="P71">Comentem <text:s/></text:p>
      <text:list xml:id="list102431445705882" text:continue-list="list102431804472997" text:style-name="L1">
        <text:list-item>
          <text:p text:style-name="P248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223"><text:span text:style-name="T11">Comenc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23"/>
        </text:list-item>
      </text:list>
      <text:p text:style-name="P58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8"/>
      <text:list xml:id="list5785808633034514369" text:style-name="L6">
        <text:list-item>
          <text:p text:style-name="P231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</text:span></text:p>
          <text:p text:style-name="P239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64"><text:span text:style-name="T23">Comencem a comentar apartat 1.2 </text:span><text:span text:style-name="T52">La derivada y ejemplos de tensiones variables </text:span><text:span text:style-name="T53">(fins pàg. 13)</text:span></text:p>
      <text:p text:style-name="P166">Comentem exercici 1.2-1</text:p>
      <text:p text:style-name="P165"/>
      <text:p text:style-name="P165"/>
      <text:p text:style-name="P9">Di<text:span text:style-name="T2">mecres</text:span><text:tab/><text:tab/><text:tab/><text:span text:style-name="T15">30</text:span>/<text:span text:style-name="T5">10</text:span>/2<text:span text:style-name="T1">4</text:span></text:p>
      <text:p text:style-name="P49"/>
      <text:p text:style-name="P72">Comentem <text:s/></text:p>
      <text:list xml:id="list102430639090218" text:continue-list="list102431445705882" text:style-name="L1">
        <text:list-item>
          <text:p text:style-name="P250">Treball autònom 9</text:p>
        </text:list-item>
        <text:list-item>
          <text:p text:style-name="P255"><text:span text:style-name="T24">Co</text:span><text:span text:style-name="T25">ntinuem</text:span><text:span text:style-name="T24"> amb l'</text:span><text:a xlink:type="simple" xlink:href="https://paulinoposada.github.io/web_e/web_e_2425/documents/apunts/unitat_5_condensador/e_apunts_ud_5_gs.pdf"><text:span text:style-name="T24">unitat 5</text:span></text:a><text:span text:style-name="T24">, </text:span><text:span text:style-name="T26">terminem de comentar apartat 1.2 </text:span><text:span text:style-name="T52">La derivada y ejemplos de tensiones variables</text:span></text:p>
        </text:list-item>
        <text:list-item>
          <text:p text:style-name="P224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25"/>
        </text:list-item>
      </text:list>
      <text:p text:style-name="P59"/>
      <text:p text:style-name="P9">Di<text:span text:style-name="T3">jous</text:span><text:tab/><text:tab/><text:tab/><text:tab/><text:span text:style-name="T93">31</text:span>/<text:span text:style-name="T6">10</text:span>/2<text:span text:style-name="T1">4</text:span></text:p>
      <text:p text:style-name="P79"/>
      <text:p text:style-name="P79">Lliure triat pel centre</text:p>
      <text:list xml:id="list6506831660272642653" text:style-name="L7">
        <text:list-header>
          <text:p text:style-name="P240"><text:s/></text:p>
        </text:list-header>
      </text:list>
      <text:p text:style-name="P9">Di<text:span text:style-name="T5">vendres</text:span><text:tab/><text:tab/><text:tab/><text:span text:style-name="T55">01</text:span>/<text:span text:style-name="T6">11</text:span>/2<text:span text:style-name="T1">4</text:span></text:p>
      <text:p text:style-name="P9"/>
      <text:p text:style-name="P79">Tots Sants</text:p>
      <text:p text:style-name="P9"/>
      <text:p text:style-name="P183"/>
      <text:p text:style-name="P183"><text:span text:style-name="T29">Di</text:span><text:span text:style-name="T30">mecres</text:span><text:span text:style-name="T29"><text:tab/><text:tab/><text:tab/></text:span><text:span text:style-name="T31">06</text:span><text:span text:style-name="T29">/</text:span><text:span text:style-name="T32">11</text:span><text:span text:style-name="T29">/2</text:span><text:span text:style-name="T33">4</text:span></text:p>
      <text:p text:style-name="P50"/>
      <text:p text:style-name="P80"><text:a xlink:type="simple" xlink:href="https://paulinoposada.github.io/web_e/web_e_2425/documents/examens/241106_ome_map33a_examen_sol.pdf">Examen</text:a></text:p>
      <text:list xml:id="list102432087904576" text:continue-list="list102430639090218" text:style-name="L1">
        <text:list-header>
          <text:p text:style-name="P226"/>
        </text:list-header>
      </text:list>
      <text:p text:style-name="P60"/>
      <text:p text:style-name="P10"/>
      <text:p text:style-name="P206">Di<text:span text:style-name="T3">jous</text:span><text:tab/><text:tab/><text:tab/><text:tab/><text:span text:style-name="T56">07</text:span>/<text:span text:style-name="T6">11</text:span>/2<text:span text:style-name="T1">4</text:span></text:p>
      <text:p text:style-name="P60"/>
      <text:list xml:id="list4333276114477109419" text:style-name="L8">
        <text:list-item>
          <text:p text:style-name="P232"><text:span text:style-name="T56">Comentem solució de l'</text:span><text:a xlink:type="simple" xlink:href="https://paulinoposada.github.io/web_e/web_e_2425/documents/examens/241106_ome_map33a_examen_sol.pdf"><text:span text:style-name="T56">examen</text:span></text:a><text:span text:style-name="T56">.</text:span></text:p>
          <text:p text:style-name="P241"><text:s/></text:p>
        </text:list-item>
      </text:list>
      <text:p text:style-name="P10"/>
      <text:p text:style-name="P10">Di<text:span text:style-name="T5">vendres</text:span><text:tab/><text:tab/><text:tab/><text:span text:style-name="T56">08</text:span>/<text:span text:style-name="T6">11</text:span>/2<text:span text:style-name="T1">4</text:span></text:p>
      <text:p text:style-name="P10"/>
      <text:p text:style-name="P183"><text:span text:style-name="T24">Co</text:span><text:span text:style-name="T25">ntinuem</text:span><text:span text:style-name="T24"> amb l'</text:span><text:a xlink:type="simple" xlink:href="https://paulinoposada.github.io/web_e/web_e_2425/documents/apunts/unitat_5_condensador/e_apunts_ud_5_gs.pdf"><text:span text:style-name="T24">unitat 5</text:span></text:a><text:span text:style-name="T24">. </text:span><text:span text:style-name="T27">Comentem gràfics pàg. 19, comencem apartat 1.3 Capacitat d'un condensador.</text:span></text:p>
      <text:p text:style-name="P184"/>
      <text:p text:style-name="P184"/>
      <text:p text:style-name="P184"><text:span text:style-name="T29">Di</text:span><text:span text:style-name="T30">mecres</text:span><text:span text:style-name="T29"><text:tab/><text:tab/><text:tab/></text:span><text:span text:style-name="T34">13</text:span><text:span text:style-name="T29">/</text:span><text:span text:style-name="T32">11</text:span><text:span text:style-name="T29">/2</text:span><text:span text:style-name="T33">4</text:span></text:p>
      <text:p text:style-name="P51"/>
      <text:p text:style-name="P136">Baixat al taller, continuat amb <text:a xlink:type="simple" xlink:href="https://paulinoposada.github.io/web_e/web_e_2425/documents/practiques/practica_motor_1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02430630105952" text:continue-list="list102432087904576" text:style-name="L1">
        <text:list-header>
          <text:p text:style-name="P227"/>
        </text:list-header>
      </text:list>
      <text:p text:style-name="P61"/>
      <text:p text:style-name="P11">Di<text:span text:style-name="T3">jous</text:span><text:tab/><text:tab/><text:tab/><text:tab/><text:span text:style-name="T57">14</text:span>/<text:span text:style-name="T6">11</text:span>/2<text:span text:style-name="T1">4</text:span></text:p>
      <text:p text:style-name="P81"/>
      <text:p text:style-name="P81"><text:span text:style-name="T58">Comentat treball </text:span><text:a xlink:type="simple" xlink:href="https://paulinoposada.github.io/web_e/web_e_2425/documents/ta/ta_09.pdf"><text:span text:style-name="T58">autonom 9</text:span></text:a><text:span text:style-name="T58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2">Terminat de comentar l'apartat 1.3 Capacidad de un condensador. </text:p>
      <text:p text:style-name="P83">Comentat apartat 1.4 Conexión serie/paralelo de condensadores</text:p>
      <text:p text:style-name="P84">Comentat apartat 1.5 Condensadores en la práctica</text:p>
      <text:p text:style-name="P84">Començat a comentar l'exercici 1.4-3 pàg. 36</text:p>
      <text:p text:style-name="P83"/>
      <text:list xml:id="list4523084767487608018" text:style-name="L9">
        <text:list-header>
          <text:p text:style-name="P233"/>
          <text:p text:style-name="P242"><text:s/></text:p>
        </text:list-header>
      </text:list>
      <text:p text:style-name="P11">Di<text:span text:style-name="T5">vendres</text:span><text:tab/><text:tab/><text:tab/><text:span text:style-name="T57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8">Comentat exercici <text:span text:style-name="T59">l'exercici 1.4-3 pàg. 36 </text:span>i treball <text:a xlink:type="simple" xlink:href="https://paulinoposada.github.io/web_e/web_e_2425/documents/ta/ta_11.pdf">autònom 11</text:a>.</text:p>
      <text:p text:style-name="P88"/>
      <text:p text:style-name="P88"/>
      <text:p text:style-name="P185"><text:span text:style-name="T29">Di</text:span><text:span text:style-name="T30">mecres</text:span><text:span text:style-name="T29"><text:tab/><text:tab/><text:tab/></text:span><text:span text:style-name="T35">20</text:span><text:span text:style-name="T29">/</text:span><text:span text:style-name="T32">11</text:span><text:span text:style-name="T29">/2</text:span><text:span text:style-name="T33">4</text:span></text:p>
      <text:p text:style-name="P52"/>
      <text:p text:style-name="P93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93"/>
      <text:p text:style-name="P93">Començat amb <text:a xlink:type="simple" xlink:href="https://paulinoposada.github.io/web_e/web_e_2425/documents/apunts/unitat_6_magnetisme/e_apunts_ud_6_gs.pdf">unitat 6</text:a>.</text:p>
      <text:p text:style-name="P93">Comentat apartat 1.1 Imanes permanentes.</text:p>
      <text:p text:style-name="P94">Comentat apartat 1.<text:span text:style-name="T61">2</text:span> <text:span text:style-name="T61">Electromagnetismo</text:span>.</text:p>
      <text:p text:style-name="P136">Baixat al taller, continuat amb <text:a xlink:type="simple" xlink:href="https://paulinoposada.github.io/web_e/web_e_2425/documents/practiques/practica_motor_1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02430671191774" text:continue-list="list102430630105952" text:style-name="L1">
        <text:list-header>
          <text:p text:style-name="P228"/>
        </text:list-header>
      </text:list>
      <text:p text:style-name="P62"/>
      <text:p text:style-name="P14">Di<text:span text:style-name="T3">jous</text:span><text:tab/><text:tab/><text:tab/><text:tab/><text:span text:style-name="T60">21</text:span>/<text:span text:style-name="T6">11</text:span>/2<text:span text:style-name="T1">4</text:span></text:p>
      <text:p text:style-name="P95"/>
      <text:p text:style-name="P95">Co<text:span text:style-name="T62">ntinuat</text:span> amb <text:a xlink:type="simple" xlink:href="https://paulinoposada.github.io/web_e/web_e_2425/documents/apunts/unitat_6_magnetisme/e_apunts_ud_6_gs.pdf">unitat 6</text:a>.</text:p>
      <text:p text:style-name="P105">Comentat apartat 1.4 Permeabilidad y saturación</text:p>
      <text:p text:style-name="P14"/>
      <text:p text:style-name="P14"/>
      <text:p text:style-name="P14"/>
      <text:p text:style-name="P207">Di<text:span text:style-name="T5">vendres</text:span><text:tab/><text:tab/><text:tab/><text:span text:style-name="T60">22</text:span>/<text:span text:style-name="T6">11</text:span>/2<text:span text:style-name="T1">4</text:span></text:p>
      <text:p text:style-name="P95"/>
      <text:p text:style-name="P95">Co<text:span text:style-name="T62">ntinuat</text:span> amb <text:a xlink:type="simple" xlink:href="https://paulinoposada.github.io/web_e/web_e_2425/documents/apunts/unitat_6_magnetisme/e_apunts_ud_6_gs.pdf">unitat 6</text:a>.</text:p>
      <text:p text:style-name="P105">Comentat apartat 1.4 Permeabilidad y saturación</text:p>
      <text:p text:style-name="P15"/>
      <text:p text:style-name="P89"/>
      <text:p text:style-name="P186"><text:span text:style-name="T29">Di</text:span><text:span text:style-name="T30">mecres</text:span><text:span text:style-name="T29"><text:tab/><text:tab/><text:tab/></text:span><text:span text:style-name="T35">2</text:span><text:span text:style-name="T36">7</text:span><text:span text:style-name="T29">/</text:span><text:span text:style-name="T32">11</text:span><text:span text:style-name="T29">/2</text:span><text:span text:style-name="T33">4</text:span></text:p>
      <text:p text:style-name="P105"/>
      <text:p text:style-name="P105">Preparació examen.</text:p>
      <text:p text:style-name="P76"/>
      <text:p text:style-name="P63"/>
      <text:p text:style-name="P15">Di<text:span text:style-name="T3">jous</text:span><text:tab/><text:tab/><text:tab/><text:tab/><text:span text:style-name="T60">28</text:span>/<text:span text:style-name="T6">11</text:span>/2<text:span text:style-name="T1">4</text:span></text:p>
      <text:p text:style-name="P105"/>
      <text:p text:style-name="P105">Examen</text:p>
      <text:p text:style-name="P85"/>
      <text:p text:style-name="P102"/>
      <text:p text:style-name="P102"/>
      <text:p text:style-name="P15">Di<text:span text:style-name="T5">vendres</text:span><text:tab/><text:tab/><text:tab/><text:span text:style-name="T60">22</text:span>/<text:span text:style-name="T6">11</text:span>/2<text:span text:style-name="T1">4</text:span></text:p>
      <text:p text:style-name="P90"/>
      <text:p text:style-name="P111">Comentem <text:a xlink:type="simple" xlink:href="https://paulinoposada.github.io/web_e/web_e_2425/documents/examens/241128_ome_map33a_examen_sol.pdf">solució examen</text:a></text:p>
      <text:p text:style-name="P89"/>
      <text:p text:style-name="P187"/>
      <text:p text:style-name="P187"><text:span text:style-name="T29">Di</text:span><text:span text:style-name="T30">mecres</text:span><text:span text:style-name="T29"><text:tab/><text:tab/><text:tab/></text:span><text:span text:style-name="T37">04</text:span><text:span text:style-name="T29">/</text:span><text:span text:style-name="T32">1</text:span><text:span text:style-name="T37">2</text:span><text:span text:style-name="T29">/2</text:span><text:span text:style-name="T33">4</text:span></text:p>
      <text:p text:style-name="P106"/>
      <text:p text:style-name="P96">Co<text:span text:style-name="T62">ntinuat</text:span> amb <text:a xlink:type="simple" xlink:href="https://paulinoposada.github.io/web_e/web_e_2425/documents/apunts/unitat_6_magnetisme/e_apunts_ud_6_gs.pdf">unitat 6</text:a>.</text:p>
      <text:p text:style-name="P112">Comentem apartat 1.5 Inducción electromagnética</text:p>
      <text:p text:style-name="P112">Comentem apartat 1.6 Inducción mutua</text:p>
      <text:p text:style-name="P112">Comentem els exercicis 1.12-6 i 7</text:p>
      <text:p text:style-name="P77"/>
      <text:p text:style-name="P64"/>
      <text:p text:style-name="P16">Di<text:span text:style-name="T3">jous</text:span><text:tab/><text:tab/><text:tab/><text:tab/><text:span text:style-name="T63">05</text:span>/<text:span text:style-name="T6">12</text:span>/2<text:span text:style-name="T1">4</text:span></text:p>
      <text:p text:style-name="P106"/>
      <text:p text:style-name="P113">Baixem al taller, continuem amb la <text:a xlink:type="simple" xlink:href="https://paulinoposada.github.io/web_e/web_e_2425/documents/practiques/practica_condensador.pdf"><text:span text:style-name="T64">pràctica condensador</text:span></text:a><text:span text:style-name="T64">.</text:span> </text:p>
      <text:p text:style-name="P86"/>
      <text:p text:style-name="P103"/>
      <text:p text:style-name="P103"/>
      <text:p text:style-name="P16">Di<text:span text:style-name="T5">vendres</text:span><text:tab/><text:tab/><text:tab/><text:span text:style-name="T63">06</text:span>/<text:span text:style-name="T6">12</text:span>/2<text:span text:style-name="T1">4</text:span></text:p>
      <text:p text:style-name="P91"/>
      <text:p text:style-name="P113">Festiu</text:p>
      <text:p text:style-name="P188"/>
      <text:p text:style-name="P188"/>
      <text:p text:style-name="P188"><text:span text:style-name="T29">Di</text:span><text:span text:style-name="T30">mecres</text:span><text:span text:style-name="T29"><text:tab/><text:tab/><text:tab/></text:span><text:span text:style-name="T38">11</text:span><text:span text:style-name="T29">/</text:span><text:span text:style-name="T32">1</text:span><text:span text:style-name="T37">2</text:span><text:span text:style-name="T29">/2</text:span><text:span text:style-name="T33">4</text:span></text:p>
      <text:p text:style-name="P107"/>
      <text:p text:style-name="P114">Baixa</text:p>
      <text:p text:style-name="P65"/>
      <text:p text:style-name="P17"/>
      <text:p text:style-name="P17">Di<text:span text:style-name="T3">jous</text:span><text:tab/><text:tab/><text:tab/><text:tab/><text:span text:style-name="T65">12</text:span>/<text:span text:style-name="T6">12</text:span>/2<text:span text:style-name="T1">4</text:span></text:p>
      <text:p text:style-name="P107"/>
      <text:p text:style-name="P114">Baixa</text:p>
      <text:p text:style-name="P87"/>
      <text:p text:style-name="P104"/>
      <text:p text:style-name="P17"/>
      <text:p text:style-name="P208">Di<text:span text:style-name="T5">vendres</text:span><text:tab/><text:tab/><text:tab/><text:span text:style-name="T65">13</text:span>/<text:span text:style-name="T6">12</text:span>/2<text:span text:style-name="T1">4</text:span></text:p>
      <text:p text:style-name="P92"/>
      <text:p text:style-name="P114">Baixa</text:p>
      <text:p text:style-name="P92"/>
      <text:p text:style-name="P92"/>
      <text:p text:style-name="P188"><text:span text:style-name="T29">Di</text:span><text:span text:style-name="T30">mecres</text:span><text:span text:style-name="T29"><text:tab/><text:tab/><text:tab/></text:span><text:span text:style-name="T38">1</text:span><text:span text:style-name="T39">8</text:span><text:span text:style-name="T29">/</text:span><text:span text:style-name="T32">1</text:span><text:span text:style-name="T37">2</text:span><text:span text:style-name="T29">/2</text:span><text:span text:style-name="T33">4</text:span></text:p>
      <text:p text:style-name="P107"/>
      <text:p text:style-name="P114">Comentem dubtes examen.</text:p>
      <text:p text:style-name="P97">Co<text:span text:style-name="T62">ntinuat</text:span> amb <text:a xlink:type="simple" xlink:href="https://paulinoposada.github.io/web_e/web_e_2425/documents/apunts/unitat_6_magnetisme/e_apunts_ud_6_gs.pdf">unitat 6</text:a>.</text:p>
      <text:p text:style-name="P114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5">19</text:span>/<text:span text:style-name="T6">12</text:span>/2<text:span text:style-name="T1">4</text:span></text:p>
      <text:p text:style-name="P107"/>
      <text:p text:style-name="P114">Examen</text:p>
      <text:p text:style-name="P87"/>
      <text:p text:style-name="P104"/>
      <text:p text:style-name="P189"><text:span text:style-name="T29">Di</text:span><text:span text:style-name="T30">mecres</text:span><text:span text:style-name="T29"><text:tab/><text:tab/><text:tab/></text:span><text:span text:style-name="T40">0</text:span><text:span text:style-name="T39">8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17">Repassem <text:a xlink:type="simple" xlink:href="https://paulinoposada.github.io/web_e/web_e_2425/documents/apunts/unitat_6_magnetisme/e_apunts_ud_6_gs.pdf"><text:span text:style-name="T60">unitat 6</text:span></text:a>.</text:p>
      <text:p text:style-name="P116">Comentem apartat 1.7 Inductores i inductancia</text:p>
      <text:p text:style-name="P108"/>
      <text:p text:style-name="P115"/>
      <text:p text:style-name="P190"><text:span text:style-name="T29">Di</text:span><text:span text:style-name="T41">jous</text:span><text:span text:style-name="T29"><text:tab/><text:tab/><text:tab/><text:tab/></text:span><text:span text:style-name="T40">0</text:span><text:span text:style-name="T41">9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17"/>
      <text:p text:style-name="P98">Co<text:span text:style-name="T62">ntinuat</text:span> amb <text:a xlink:type="simple" xlink:href="https://paulinoposada.github.io/web_e/web_e_2425/documents/apunts/unitat_6_magnetisme/e_apunts_ud_6_gs.pdf">unitat 6</text:a>.</text:p>
      <text:p text:style-name="P117">Comentem apartat 1.<text:span text:style-name="T66">8</text:span> <text:span text:style-name="T66">Càlcul d'inductors.</text:span></text:p>
      <text:p text:style-name="P109"/>
      <text:p text:style-name="P191"/>
      <text:p text:style-name="P191"><text:span text:style-name="T29">Di</text:span><text:span text:style-name="T42">vendres</text:span><text:span text:style-name="T29"><text:tab/><text:tab/><text:tab/></text:span><text:span text:style-name="T42">10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18"/>
      <text:p text:style-name="P99">Co<text:span text:style-name="T62">ntinuat</text:span> amb <text:a xlink:type="simple" xlink:href="https://paulinoposada.github.io/web_e/web_e_2425/documents/apunts/unitat_6_magnetisme/e_apunts_ud_6_gs.pdf">unitat 6</text:a>.</text:p>
      <text:p text:style-name="P118">Comentem apartat<text:span text:style-name="T67">s</text:span> 1.<text:span text:style-name="T67">9</text:span> <text:span text:style-name="T67">Factors que influeixen en l'inductància, 1.10 Inductors en sèrie i paral·lel i 1.11 Inductors en la pràctica.</text:span></text:p>
      <text:p text:style-name="P118"/>
      <text:p text:style-name="P110"/>
      <text:p text:style-name="P192"><text:span text:style-name="T29">Di</text:span><text:span text:style-name="T30">mecres</text:span><text:span text:style-name="T29"><text:tab/><text:tab/><text:tab/></text:span><text:span text:style-name="T43">15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19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19"/>
      <text:p text:style-name="P21"/>
      <text:p text:style-name="P21">Dijous <text:tab/><text:tab/><text:tab/>16/01/25</text:p>
      <text:p text:style-name="P21"/>
      <text:p text:style-name="P100">Co<text:span text:style-name="T62">ntinuat</text:span> amb <text:a xlink:type="simple" xlink:href="https://paulinoposada.github.io/web_e/web_e_2425/documents/apunts/unitat_6_magnetisme/e_apunts_ud_6_gs.pdf">unitat 6</text:a>.</text:p>
      <text:p text:style-name="P120">Comentem el<text:span text:style-name="T68">s</text:span> exercicis 1.12-1 a 1<text:span text:style-name="T68">2</text:span></text:p>
      <text:p text:style-name="P21"/>
      <text:p text:style-name="P21"/>
      <text:p text:style-name="P22"/>
      <text:p text:style-name="P209">Di<text:span text:style-name="T68">vendres</text:span> <text:tab/><text:tab/><text:tab/>1<text:span text:style-name="T68">7</text:span>/01/25</text:p>
      <text:p text:style-name="P22"/>
      <text:p text:style-name="P101"><text:span text:style-name="T68">Acabat</text:span> amb <text:a xlink:type="simple" xlink:href="https://paulinoposada.github.io/web_e/web_e_2425/documents/apunts/unitat_6_magnetisme/e_apunts_ud_6_gs.pdf">unitat 6</text:a>.</text:p>
      <text:p text:style-name="P121">Comen<text:span text:style-name="T68">tem</text:span> l<text:span text:style-name="T68">'</text:span>exercici 1.12-13</text:p>
      <text:p text:style-name="P121"/>
      <text:p text:style-name="P122">Començat amb la <text:a xlink:type="simple" xlink:href="https://paulinoposada.github.io/web_e/web_e_2425/documents/apunts/unitat_7_ca/e_apunts_ud_7_gs.pdf">unitat 7</text:a> - Corrent altern</text:p>
      <text:p text:style-name="P121">Come<text:span text:style-name="T68">nçam a comentar l'apartat 1, teoria bàsica.</text:span></text:p>
      <text:p text:style-name="P122"/>
      <text:p text:style-name="P122"/>
      <text:p text:style-name="P193"><text:span text:style-name="T29">Di</text:span><text:span text:style-name="T30">mecres</text:span><text:span text:style-name="T29"><text:tab/><text:tab/><text:tab/></text:span><text:span text:style-name="T44">22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93"/>
      <text:p text:style-name="P201"><text:span text:style-name="T40">F</text:span><text:span text:style-name="T29">et l'esquema de la </text:span><text:a xlink:type="simple" xlink:href="https://paulinoposada.github.io/web_e/web_e_2425/documents/practiques/practica_motor_2.pdf"><text:span text:style-name="T29">pràctica motor 2</text:span></text:a><text:span text:style-name="T29"> amb Cade Simu.</text:span></text:p>
      <text:p text:style-name="P126">Comentat el funcionament del circuit.</text:p>
      <text:p text:style-name="P201"><text:span text:style-name="T29">Vist </text:span><text:a xlink:type="simple" xlink:href="https://youtu.be/n0RMqn6cTBE?si=_o_gl0OTpLrHETo3"><text:span text:style-name="T29">vídeo explicatiu del funcionament d'un generador elèctric trifàsic.</text:span></text:a></text:p>
      <text:p text:style-name="P130">Baixat al taller. Comencen a muntar la pràctica motor 2, els grups 1 i 2</text:p>
      <text:p text:style-name="P194"/>
      <text:p text:style-name="P194"/>
      <text:p text:style-name="P194"><text:span text:style-name="T29">Di</text:span><text:span text:style-name="T45">jous</text:span><text:span text:style-name="T29"><text:tab/><text:tab/><text:tab/><text:tab/></text:span><text:span text:style-name="T44">2</text:span><text:span text:style-name="T45">3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94"/>
      <text:p text:style-name="P123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27"><text:span text:style-name="T70">Terminem de c</text:span>oment<text:span text:style-name="T70">ar</text:span> <text:span text:style-name="T70">l'</text:span>apartat <text:span text:style-name="T70">1 Corrient altern (ca, AC), teoria bàsica.</text:span> </text:p>
      <text:p text:style-name="P122"/>
      <text:p text:style-name="P122"/>
      <text:p text:style-name="P122"/>
      <text:p text:style-name="P195"><text:span text:style-name="T29">Di</text:span><text:span text:style-name="T46">vendres</text:span><text:span text:style-name="T29"><text:tab/><text:tab/><text:tab/></text:span><text:span text:style-name="T44">2</text:span><text:span text:style-name="T46">4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95"/>
      <text:p text:style-name="P124"><text:span text:style-name="T71">Repassat els exercicis 1.12-14 i 1.12-15 de la </text:span><text:a xlink:type="simple" xlink:href="https://paulinoposada.github.io/web_e/web_e_2425/documents/apunts/unitat_6_magnetisme/e_apunts_ud_6_gs.pdf"><text:span text:style-name="T71">unitat 6</text:span></text:a><text:span text:style-name="T71">.</text:span></text:p>
      <text:p text:style-name="P128"/>
      <text:p text:style-name="P128"/>
      <text:p text:style-name="P196"><text:span text:style-name="T29">Di</text:span><text:span text:style-name="T47">mecres</text:span><text:span text:style-name="T29"><text:tab/><text:tab/><text:tab/></text:span><text:span text:style-name="T44">2</text:span><text:span text:style-name="T47">9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96"/>
      <text:p text:style-name="P202"><text:span text:style-name="T40">C</text:span><text:span text:style-name="T29">omentem dubtes relatius a l'examen de demà.</text:span></text:p>
      <text:p text:style-name="P18"/>
      <text:p text:style-name="P18"/>
      <text:p text:style-name="P197"><text:span text:style-name="T29">D</text:span><text:span text:style-name="T49">ijous</text:span><text:span text:style-name="T29"><text:tab/><text:tab/><text:tab/></text:span><text:span text:style-name="T48">30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203"/>
      <text:p text:style-name="P203"><text:span text:style-name="T48">Feim el primer examen de la segona avaluació</text:span><text:span text:style-name="T29">.</text:span></text:p>
      <text:p text:style-name="P19"/>
      <text:p text:style-name="P19"/>
      <text:p text:style-name="P23">Divendres<text:tab/><text:tab/>31/01/25</text:p>
      <text:p text:style-name="P23"/>
      <text:p text:style-name="P131">Comentem la solució de l'examen.</text:p>
      <text:p text:style-name="P131"/>
      <text:p text:style-name="P131"/>
      <text:p text:style-name="P198"><text:span text:style-name="T29">Di</text:span><text:span text:style-name="T47">mecres</text:span><text:span text:style-name="T29"><text:tab/><text:tab/></text:span><text:span text:style-name="T50">05</text:span><text:span text:style-name="T29">/</text:span><text:span text:style-name="T40">0</text:span><text:span text:style-name="T50">2</text:span><text:span text:style-name="T29">/2</text:span><text:span text:style-name="T40">5</text:span></text:p>
      <text:p text:style-name="P198"/>
      <text:p text:style-name="P200"><text:span text:style-name="T28">Feim la practica 1 amb l'</text:span><text:span text:style-name="T22"> </text:span><text:a xlink:type="simple" xlink:href="https://paulinoposada.github.io/web_e/web_e_2425/documents/apunts/arduino/e_apunts_arduino.pdf"><text:span text:style-name="T22">Arduino</text:span></text:a><text:span text:style-name="T22">.</text:span></text:p>
      <text:p text:style-name="P198"/>
      <text:p text:style-name="P198"/>
      <text:p text:style-name="P199"/>
      <text:p text:style-name="P214"><text:span text:style-name="T29">Di</text:span><text:span text:style-name="T51">jous</text:span><text:span text:style-name="T29"><text:tab/><text:tab/><text:tab/></text:span><text:span text:style-name="T50">0</text:span><text:span text:style-name="T51">6</text:span><text:span text:style-name="T29">/</text:span><text:span text:style-name="T40">0</text:span><text:span text:style-name="T50">2</text:span><text:span text:style-name="T29">/2</text:span><text:span text:style-name="T40">5</text:span></text:p>
      <text:p text:style-name="P199"/>
      <text:p text:style-name="P125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29"/>
      <text:p text:style-name="P132">Comentem apartat 1.1 Corriente alterna monofásica </text:p>
      <text:p text:style-name="P132">Comentem apartat 1.1.1 Esquema de principio de un generador de corriente continua</text:p>
      <text:p text:style-name="P129"><text:span text:style-name="T72">Comentem apartat 1.1.2 Inducción de corriente al mover un conductor dentro de un campo magnético</text:span> </text:p>
      <text:p text:style-name="P132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4">vendres</text:span><text:tab/><text:tab/><text:tab/><text:span text:style-name="T73">07</text:span>/<text:span text:style-name="T69">02</text:span>/2<text:span text:style-name="T69">5</text:span></text:p>
      <text:p text:style-name="P129"/>
      <text:p text:style-name="P133">Pràctica <text:span text:style-name="T73"><text:s/></text:span><text:a xlink:type="simple" xlink:href="https://paulinoposada.github.io/web_e/web_e_2425/documents/apunts/arduino/e_apunts_arduino.pdf"><text:span text:style-name="T73">Arduino</text:span></text:a><text:span text:style-name="T73">.</text:span></text:p>
      <text:p text:style-name="P24"><text:span text:style-name="T18">Feim </text:span><text:span text:style-name="T19">l'exercici 1</text:span><text:span text:style-name="T18"> </text:span></text:p>
      <text:p text:style-name="P167">Crea un sketch que encienda secuencialmente 3 LEDs, con una pausa de 1 segundo entre el encendido y apagado. Dibuja el esquema de montaje de los 3 LEDs. </text:p>
      <text:p text:style-name="P168"/>
      <text:p text:style-name="P168"/>
      <text:p text:style-name="P181"><text:span text:style-name="T75">D</text:span>i<text:span text:style-name="T75">mecres</text:span><text:tab/><text:tab/><text:tab/><text:span text:style-name="T75">12</text:span>/<text:span text:style-name="T69">02</text:span>/2<text:span text:style-name="T69">5</text:span></text:p>
      <text:p text:style-name="P181"/>
      <text:p text:style-name="P169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6">magnetisme 1</text:span></text:a> </text:p>
      <text:p text:style-name="P169"/>
      <text:p text:style-name="P169"/>
      <text:p text:style-name="P181"><text:span text:style-name="T75">D</text:span>i<text:span text:style-name="T75">jous</text:span><text:tab/><text:tab/><text:tab/><text:tab/><text:span text:style-name="T75">13</text:span>/<text:span text:style-name="T69">02</text:span>/2<text:span text:style-name="T69">5</text:span></text:p>
      <text:p text:style-name="P181"/>
      <text:p text:style-name="P170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70"/>
      <text:p text:style-name="P174">Comentem <text:span text:style-name="T75">exercicis 1.1.5-1 a 4.</text:span></text:p>
      <text:p text:style-name="P169"/>
      <text:p text:style-name="P169"/>
      <text:p text:style-name="P199"/>
      <text:p text:style-name="P25">Divendres <text:tab/><text:tab/><text:tab/>14/02/25</text:p>
      <text:p text:style-name="P25"/>
      <text:p text:style-name="P171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71"/>
      <text:p text:style-name="P175">Comentem l'apartat 1.2.3 Velocitat angular</text:p>
      <text:p text:style-name="P175">Comentem els exercicis 1.2.3-1 i 2.</text:p>
      <text:p text:style-name="P175"/>
      <text:p text:style-name="P175"/>
      <text:p text:style-name="P26">Di<text:span text:style-name="T77">mecres</text:span> <text:tab/><text:tab/><text:tab/>1<text:span text:style-name="T77">9</text:span>/02/25</text:p>
      <text:p text:style-name="P182"/>
      <text:p text:style-name="P178">Pràctica <text:span text:style-name="T73"><text:s/></text:span><text:a xlink:type="simple" xlink:href="https://paulinoposada.github.io/web_e/web_e_2425/documents/apunts/arduino/e_apunts_arduino.pdf"><text:span text:style-name="T73">Arduino</text:span></text:a><text:span text:style-name="T73">.</text:span></text:p>
      <text:p text:style-name="P177">Comentem esquema i muntatge de l'exercici 1 (pàg. 21).</text:p>
      <text:p text:style-name="P177">Muntem la pràctica 2 - LED encès per un polsador.</text:p>
      <text:p text:style-name="P175"/>
      <text:p text:style-name="P27"/>
      <text:p text:style-name="P210">Di<text:span text:style-name="T78">jous</text:span> <text:tab/><text:tab/><text:tab/><text:span text:style-name="T78">20</text:span>/02/25</text:p>
      <text:p text:style-name="P27"/>
      <text:p text:style-name="P172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72"/>
      <text:p text:style-name="P176">Comentem l'apartat 1.2.<text:span text:style-name="T78">4 Seno y coseno.</text:span></text:p>
      <text:p text:style-name="P176">Comentem l'apartat 1.2.<text:span text:style-name="T78">5 Representación gráfica de intensidad y tensión.</text:span></text:p>
      <text:p text:style-name="P179">Comentem l'apartat 1.2.5.1 Ondas de intensidad y tensión en una resistencia</text:p>
      <text:p text:style-name="P179"/>
      <text:p text:style-name="P28"/>
      <text:p text:style-name="P28">Di<text:span text:style-name="T79">vendres</text:span> <text:tab/><text:tab/><text:tab/><text:span text:style-name="T78">21</text:span>/02/25</text:p>
      <text:p text:style-name="P28"/>
      <text:p text:style-name="P173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80"/>
      <text:p text:style-name="P180">Repassem l'exercici 1.2.5.1.</text:p>
      <text:p text:style-name="P180">Comentem l'exercici 1.2.5.2.</text:p>
      <text:p text:style-name="P173"/>
      <text:p text:style-name="P173"/>
      <text:p text:style-name="P29">Di<text:span text:style-name="T80">mecres</text:span> <text:tab/><text:tab/><text:tab/><text:span text:style-name="T78">26</text:span>/02/25</text:p>
      <text:p text:style-name="P29"/>
      <text:p text:style-name="P134">Comentem dubtes examen de demà.</text:p>
      <text:p text:style-name="P134"/>
      <text:p text:style-name="P134"><text:a xlink:type="simple" xlink:href="https://paulinoposada.github.io/web_e/web_e_2425/documents/apunts/arduino/e_apunts_arduino.pdf"><text:span text:style-name="T54">Arduino</text:span></text:a><text:span text:style-name="T54"> </text:span><text:span text:style-name="T52">c</text:span>omencem amb practica 3: Mesurament de tensió.</text:p>
      <text:p text:style-name="P134"/>
      <text:p text:style-name="P134"/>
      <text:p text:style-name="P30">Di<text:span text:style-name="T81">jous</text:span> <text:tab/><text:tab/><text:tab/><text:span text:style-name="T78">27</text:span>/02/25</text:p>
      <text:p text:style-name="P30"/>
      <text:p text:style-name="P135">Examen final segona avaluació.</text:p>
      <text:p text:style-name="P135"/>
      <text:p text:style-name="P135"/>
      <text:p text:style-name="P31">Di<text:span text:style-name="T80">mecres</text:span> <text:tab/><text:tab/><text:tab/><text:span text:style-name="T78">26</text:span>/0<text:span text:style-name="T82">3</text:span>/25</text:p>
      <text:p text:style-name="P31"/>
      <text:p text:style-name="P137">Baixem al taller, comencem amb la <text:a xlink:type="simple" xlink:href="https://paulinoposada.github.io/web_e/web_e_2425/documents/practiques/practica_motor_2/practica_motor_2.pdf">pràctica motor 2</text:a>.</text:p>
      <text:p text:style-name="P137"/>
      <text:p text:style-name="P137"/>
      <text:p text:style-name="P32">Di<text:span text:style-name="T83">jous</text:span> <text:tab/><text:tab/><text:tab/><text:span text:style-name="T78">27</text:span>/0<text:span text:style-name="T82">3</text:span>/25</text:p>
      <text:p text:style-name="P32"/>
      <text:p text:style-name="P142">Continuem amb la <text:a xlink:type="simple" xlink:href="https://paulinoposada.github.io/web_e/web_e_2425/documents/apunts/unitat_7_ca/e_apunts_ud_7_gs.pdf">unitat 7</text:a>.</text:p>
      <text:p text:style-name="P142"/>
      <text:p text:style-name="P142">Comentem apartat 13 Formes d'ona en corrent alterna, apartat 14 Medició en corrent alterna i apartat 15 Fase en CA.</text:p>
      <text:p text:style-name="P142"/>
      <text:p text:style-name="P142"/>
      <text:p text:style-name="P33">Di<text:span text:style-name="T84">vendres</text:span> <text:tab/><text:tab/><text:tab/><text:span text:style-name="T78">28</text:span>/0<text:span text:style-name="T82">3</text:span>/25</text:p>
      <text:p text:style-name="P33"/>
      <text:p text:style-name="P143">Continuem amb la <text:a xlink:type="simple" xlink:href="https://paulinoposada.github.io/web_e/web_e_2425/documents/apunts/unitat_7_ca/e_apunts_ud_7_gs.pdf">unitat 7</text:a>.</text:p>
      <text:p text:style-name="P143"/>
      <text:p text:style-name="P143">Comentem apartat 1<text:span text:style-name="T85">6 Com determinar la direcció del corrent en un generador.</text:span></text:p>
      <text:p text:style-name="P143"/>
      <text:p text:style-name="P138"/>
      <text:p text:style-name="P211">Di<text:span text:style-name="T80">mecres</text:span> <text:tab/><text:tab/><text:tab/><text:span text:style-name="T86">02</text:span>/0<text:span text:style-name="T86">4</text:span>/25</text:p>
      <text:p text:style-name="P34"/>
      <text:p text:style-name="P139">Baixem al taller, co<text:span text:style-name="T86">ntinuem</text:span> amb la <text:a xlink:type="simple" xlink:href="https://paulinoposada.github.io/web_e/web_e_2425/documents/practiques/practica_motor_2/practica_motor_2.pdf">pràctica motor 2</text:a>.</text:p>
      <text:p text:style-name="P139"/>
      <text:p text:style-name="P147">Acaben la práctica motor 2 els grups 1, 2, 4 i 5. Grups 6 i 3 falta acabar.</text:p>
      <text:p text:style-name="P147"/>
      <text:p text:style-name="P139"/>
      <text:p text:style-name="P34">Di<text:span text:style-name="T83">jous</text:span> <text:tab/><text:tab/><text:tab/><text:span text:style-name="T87">03</text:span>/0<text:span text:style-name="T87">4</text:span>/25</text:p>
      <text:p text:style-name="P34"/>
      <text:p text:style-name="P144">Continuem amb la <text:a xlink:type="simple" xlink:href="https://paulinoposada.github.io/web_e/web_e_2425/documents/apunts/unitat_7_ca/e_apunts_ud_7_gs.pdf">unitat 7</text:a>.</text:p>
      <text:p text:style-name="P144">Comentem <text:span text:style-name="T88">exercici 15-3.</text:span></text:p>
      <text:p text:style-name="P144"/>
      <text:p text:style-name="P150">Comencem amb la <text:a xlink:type="simple" xlink:href="https://paulinoposada.github.io/web_e/web_e_2425/documents/apunts/unitat_8_nombres_complexos/e_apunts_ud_8_gs.pdf">unitat 8</text:a>.</text:p>
      <text:p text:style-name="P150">Comentem format polar i rectangular de nombres complexos. Comentem conversió entre els dos formats.</text:p>
      <text:p text:style-name="P144"/>
      <text:p text:style-name="P144"/>
      <text:p text:style-name="P34">Di<text:span text:style-name="T84">vendres</text:span> <text:tab/><text:tab/><text:tab/><text:span text:style-name="T88">04</text:span>/0<text:span text:style-name="T88">4</text:span>/25</text:p>
      <text:p text:style-name="P34"/>
      <text:p text:style-name="P145">Continuem amb la <text:a xlink:type="simple" xlink:href="https://paulinoposada.github.io/web_e/web_e_2425/documents/apunts/unitat_8_nombres_complexos/e_apunts_ud_8_gs.pdf"><text:span text:style-name="T88">unitat 8</text:span></text:a>.</text:p>
      <text:p text:style-name="P151">Comentem suma, resta, multiplicació i divisió de nombres complexos.</text:p>
      <text:p text:style-name="P151">Comencem a fer la suma gràfica dels vectors del primer exemple de l'apartat 3.</text:p>
      <text:p text:style-name="P139"/>
      <text:p text:style-name="P139"/>
      <text:p text:style-name="P212">Di<text:span text:style-name="T80">mecres</text:span> <text:tab/><text:tab/><text:tab/><text:span text:style-name="T86">09</text:span>/0<text:span text:style-name="T86">4</text:span>/25</text:p>
      <text:p text:style-name="P35"/>
      <text:p text:style-name="P140">Baixem al taller, co<text:span text:style-name="T86">ntinuem</text:span> amb la <text:a xlink:type="simple" xlink:href="https://paulinoposada.github.io/web_e/web_e_2425/documents/practiques/practica_motor_2/practica_motor_2.pdf">pràctica motor 2</text:a>.</text:p>
      <text:p text:style-name="P148"/>
      <text:p text:style-name="P153">Acaben la pràctica motor 2 els grups 6 i 3.</text:p>
      <text:p text:style-name="P153">Continuen amb la pràctica motor 3 els grups 1,2,4 i 5.</text:p>
      <text:p text:style-name="P153">Acaba la pràctica <text:span text:style-name="T89">motor </text:span>3 <text:span text:style-name="T89">el grup 2.</text:span> </text:p>
      <text:p text:style-name="P148"/>
      <text:p text:style-name="P140"/>
      <text:p text:style-name="P35">Di<text:span text:style-name="T83">jous</text:span> <text:tab/><text:tab/><text:tab/><text:span text:style-name="T89">10</text:span>/0<text:span text:style-name="T87">4</text:span>/25</text:p>
      <text:p text:style-name="P35"/>
      <text:p text:style-name="P156">No es fa classe per que el grup fa el vídeo promocional del centre.</text:p>
      <text:p text:style-name="P146"/>
      <text:p text:style-name="P146"/>
      <text:p text:style-name="P35">Di<text:span text:style-name="T84">vendres</text:span> <text:tab/><text:tab/><text:tab/><text:span text:style-name="T89">11</text:span>/0<text:span text:style-name="T88">4</text:span>/25</text:p>
      <text:p text:style-name="P157"/>
      <text:p text:style-name="P156">Comentem la solució del <text:a xlink:type="simple" xlink:href="https://paulinoposada.github.io/web_e/web_e_2425/documents/ta/ta_12_sol.pdf">treball autònom 12</text:a>.</text:p>
      <text:p text:style-name="P146">Continuem amb la <text:a xlink:type="simple" xlink:href="https://paulinoposada.github.io/web_e/web_e_2425/documents/apunts/unitat_8_nombres_complexos/e_apunts_ud_8_gs.pdf"><text:span text:style-name="T88">unitat 8</text:span></text:a>.</text:p>
      <text:p text:style-name="P152"><text:span text:style-name="T89">Acabem de c</text:span>oment<text:span text:style-name="T89">ar</text:span> <text:span text:style-name="T89">el primer </text:span>exemple de l'apartat 3, <text:span text:style-name="T89">suma de</text:span> vectors.</text:p>
      <text:p text:style-name="P152"/>
      <text:p text:style-name="P36"/>
      <text:p text:style-name="P36">Di<text:span text:style-name="T80">mecres</text:span> <text:tab/><text:tab/><text:tab/><text:span text:style-name="T90">16</text:span>/0<text:span text:style-name="T86">4</text:span>/25</text:p>
      <text:p text:style-name="P36"/>
      <text:p text:style-name="P141">Baixem al taller.</text:p>
      <text:p text:style-name="P149"/>
      <text:p text:style-name="P154"><text:span text:style-name="T90">Continua amb</text:span> la <text:a xlink:type="simple" xlink:href="https://paulinoposada.github.io/web_e/web_e_2425/documents/practiques/practica_motor_3/practica_motor_3.pdf">pràctica motor </text:a><text:a xlink:type="simple" xlink:href="https://paulinoposada.github.io/web_e/web_e_2425/documents/practiques/practica_motor_3/practica_motor_3.pdf"><text:span text:style-name="T90">3</text:span></text:a> el grup 6.</text:p>
      <text:p text:style-name="P154"><text:span text:style-name="T90">Terminen</text:span> amb la <text:a xlink:type="simple" xlink:href="https://paulinoposada.github.io/web_e/web_e_2425/documents/practiques/practica_motor_3/practica_motor_3.pdf">pràctica motor 3</text:a> els grups 4 i 5.</text:p>
      <text:p text:style-name="P154"><text:span text:style-name="T90">Comença</text:span> la <text:a xlink:type="simple" xlink:href="https://paulinoposada.github.io/web_e/web_e_2425/documents/practiques/practica_motor_4/practica_motor_4.pdf">pràctica </text:a><text:a xlink:type="simple" xlink:href="https://paulinoposada.github.io/web_e/web_e_2425/documents/practiques/practica_motor_4/practica_motor_4.pdf"><text:span text:style-name="T89">motor 4</text:span></text:a> <text:span text:style-name="T89">el grup 2.</text:span> </text:p>
      <text:p text:style-name="P149"/>
      <text:p text:style-name="P149"/>
      <text:p text:style-name="P37">Di<text:span text:style-name="T91">mecres</text:span> <text:tab/><text:tab/><text:tab/><text:span text:style-name="T91">30</text:span>/0<text:span text:style-name="T86">4</text:span>/25</text:p>
      <text:p text:style-name="P37"/>
      <text:p text:style-name="P158">Comentem la teoria relativa a sistemes trifàsics i motor asíncron de la <text:a xlink:type="simple" xlink:href="https://paulinoposada.github.io/web_e/web_e_2425/documents/practiques/practica_motor_4/practica_motor_4.pdf">pràctica motor 4</text:a>. </text:p>
      <text:p text:style-name="P158"/>
      <text:p text:style-name="P158"/>
      <text:p text:style-name="P38">Di<text:span text:style-name="T91">mecres</text:span> <text:tab/><text:tab/><text:tab/><text:span text:style-name="T91">07</text:span>/0<text:span text:style-name="T92">5</text:span>/25</text:p>
      <text:p text:style-name="P38"/>
      <text:p text:style-name="P159">Comentem <text:span text:style-name="T92">dubtes relatius a l'examen de demà</text:span>.</text:p>
      <text:p text:style-name="P159"/>
      <text:p text:style-name="P159"/>
      <text:p text:style-name="P39">Di<text:span text:style-name="T94">jous</text:span> <text:tab/><text:tab/><text:tab/><text:span text:style-name="T91">08</text:span>/0<text:span text:style-name="T92">5</text:span>/2<text:span text:style-name="T94">5</text:span></text:p>
      <text:p text:style-name="P39"/>
      <text:p text:style-name="P39"><text:span text:style-name="T21">Feim el primer examen de la tercera avaluació</text:span><text:span text:style-name="T20">.</text:span></text:p>
      <text:p text:style-name="P39"/>
      <text:p text:style-name="P160"/>
      <text:p text:style-name="P159"><text:s/></text:p>
      <text:p text:style-name="P40">Di<text:span text:style-name="T95">vendres</text:span> <text:tab/><text:tab/><text:tab/><text:span text:style-name="T91">09</text:span>/0<text:span text:style-name="T92">5</text:span>/2<text:span text:style-name="T94">5</text:span></text:p>
      <text:p text:style-name="P40"/>
      <text:p text:style-name="P161">Sortida Servei Tècnic Portuari (STP).</text:p>
      <text:p text:style-name="P161"/>
      <text:p text:style-name="P161"/>
      <text:p text:style-name="P213">Di<text:span text:style-name="T91">mecres</text:span> <text:tab/><text:tab/><text:tab/><text:span text:style-name="T96">14</text:span>/0<text:span text:style-name="T92">5</text:span>/25</text:p>
      <text:p text:style-name="P41"/>
      <text:p text:style-name="P162">Baixem al taller</text:p>
      <text:p text:style-name="P162"/>
      <text:p text:style-name="P162">Contiuen o comencen amb la <text:a xlink:type="simple" xlink:href="https://paulinoposada.github.io/web_e/web_e_2425/documents/practiques/practica_motor_4/practica_motor_4.pdf"><text:span text:style-name="T97">pràctica </text:span></text:a><text:a xlink:type="simple" xlink:href="https://paulinoposada.github.io/web_e/web_e_2425/documents/practiques/practica_motor_4/practica_motor_4.pdf"><text:span text:style-name="T97">motor 4</text:span></text:a><text:span text:style-name="T97"> </text:span>els grups 1, 2, 3, 4, 5 y 6.</text:p>
      <text:p text:style-name="P155"/>
      <text:p text:style-name="P42"/>
      <text:p text:style-name="P42">Di<text:span text:style-name="T98">jous</text:span> <text:tab/><text:tab/><text:tab/><text:span text:style-name="T96">15</text:span>/0<text:span text:style-name="T92">5</text:span>/25</text:p>
      <text:p text:style-name="P42"/>
      <text:p text:style-name="P252">Comecem amb la <text:a xlink:type="simple" xlink:href="https://paulinoposada.github.io/web_e/web_e_2425/documents/apunts/unitat_9_reactancia _impedancia/e_apunts_ud_9_gs_resumen.pdf">unitat 9 - Reactancia, impedancia</text:a>.</text:p>
      <text:p text:style-name="P163"/>
      <text:p text:style-name="P163">Comentem apartat 1 - Resistències en circuits de CA.</text:p>
      <text:p text:style-name="P163">Comencem amb l'apartat 2 - Condensadors en circuits de CA.</text:p>
      <text:p text:style-name="P163">Demostració del funcionament de l'oscil·loscopi Picoscope. Mesurament de tensions i desfase en connexió sèrie de resistència i condensador.</text:p>
      <text:p text:style-name="P163">Comparació mesurament polímetre (valor efectiu) i oscil·loscopi (valor pico).</text:p>
      <text:p text:style-name="P251"/>
      <text:p text:style-name="P254">Di<text:span text:style-name="T99">vendres</text:span> <text:tab/><text:tab/><text:tab/><text:span text:style-name="T96">16</text:span>/0<text:span text:style-name="T92">5</text:span>/25</text:p>
      <text:p text:style-name="P254"/>
      <text:p text:style-name="P252">Co<text:span text:style-name="T99">ntinuem</text:span> amb la <text:a xlink:type="simple" xlink:href="https://paulinoposada.github.io/web_e/web_e_2425/documents/apunts/unitat_9_reactancia _impedancia/e_apunts_ud_9_gs_resumen.pdf">unitat 9 - Reactancia, impedancia</text:a>.</text:p>
      <text:p text:style-name="P253"/>
      <text:p text:style-name="P253">Terminem l'apartat 2 <text:span text:style-name="T98">- Condensadors en circuits de CA.</text:span></text:p>
      <text:p text:style-name="P253"/>
      <text:p text:style-name="P253">Comencem apartat 3 - Inductors <text:span text:style-name="T98">en circuits de CA.</text:span></text:p>
      <text:p text:style-name="P2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5-16T10:24:29.661271286</dc:date>
    <meta:editing-duration>PT6H9M7S</meta:editing-duration>
    <meta:editing-cycles>135</meta:editing-cycles>
    <meta:document-statistic meta:table-count="0" meta:image-count="0" meta:object-count="0" meta:page-count="12" meta:paragraph-count="279" meta:word-count="1478" meta:character-count="9549" meta:non-whitespace-character-count="8137"/>
  </office:meta>
</office:document-meta>
</file>